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1ea" officeooo:paragraph-rsid="00111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or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8:04:15.022497908</meta:creation-date>
    <dc:date>2017-03-03T18:05:35.581240914</dc:date>
    <meta:editing-duration>PT1M24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5.3.0.3$Linux_X86_64 LibreOffice_project/7074905676c47b82bbcfbea1aeefc84afe1c50e1</meta:generator>
  </office:meta>
</office:document-meta>
</file>